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1.3mm"/>
    </style:style>
    <style:style style:name="co2" style:family="table-column">
      <style:table-column-properties fo:break-before="auto" style:column-width="196.43mm"/>
    </style:style>
    <style:style style:name="co3" style:family="table-column">
      <style:table-column-properties fo:break-before="auto" style:column-width="87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31mm" fo:break-before="auto" style:use-optimal-row-height="true"/>
    </style:style>
    <style:style style:name="ro2" style:family="table-row">
      <style:table-row-properties style:row-height="11.31mm" fo:break-before="auto" style:use-optimal-row-height="fals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11.04mm" fo:break-before="auto" style:use-optimal-row-height="true"/>
    </style:style>
    <style:style style:name="ro5" style:family="table-row">
      <style:table-row-properties style:row-height="21.57mm" fo:break-before="auto" style:use-optimal-row-height="true"/>
    </style:style>
    <style:style style:name="ro6" style:family="table-row">
      <style:table-row-properties style:row-height="5.79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11.84mm" fo:break-before="auto" style:use-optimal-row-height="false"/>
    </style:style>
    <style:style style:name="ro9" style:family="table-row">
      <style:table-row-properties style:row-height="5.26mm" fo:break-before="auto" style:use-optimal-row-height="true"/>
    </style:style>
    <style:style style:name="ro10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9999ff" style:text-align-source="fix" style:repeat-content="fals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3pt" style:font-name-asian="Droid Sans Fallback" style:font-size-asian="13pt" style:font-name-complex="FreeSans" style:font-size-complex="13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asks</text:p>
          </table:table-cell>
          <table:table-cell table:style-name="ce4" office:value-type="string" calcext:value-type="string">
            <text:p>Steps/Commands</text:p>
          </table:table-cell>
          <table:table-cell table:style-name="ce4" office:value-type="string" calcext:value-type="string">
            <text:p>Comments</text:p>
          </table:table-cell>
          <table:table-cell table:style-name="ce9" table:number-columns-repeated="1021"/>
        </table:table-row>
        <table:table-row table:style-name="ro2">
          <table:table-cell table:style-name="ce2" office:value-type="string" calcext:value-type="string">
            <text:p>Upload your ssh key to gitlab account </text:p>
          </table:table-cell>
          <table:table-cell table:style-name="ce5" office:value-type="string" calcext:value-type="string">
            <text:p>Login Git -&gt;settings-&gt;click on ssh-keys-&gt;Add SSH keys which found in system.</text:p>
          </table:table-cell>
          <table:table-cell table:style-name="ce6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Initialize a Git Repository </text:p>
          </table:table-cell>
          <table:table-cell table:style-name="ce6" office:value-type="string" calcext:value-type="string">
            <text:p>mkdir Exercise <text:s/>-&gt; cd Exercise <text:s/>-&gt; git init</text:p>
          </table:table-cell>
          <table:table-cell table:style-name="ce6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Add files to the repository </text:p>
          </table:table-cell>
          <table:table-cell table:style-name="ce6" office:value-type="string" calcext:value-type="string">
            <text:p>git add GithubExercise.ods</text:p>
          </table:table-cell>
          <table:table-cell table:style-name="ce6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Unstage 1 file </text:p>
          </table:table-cell>
          <table:table-cell table:style-name="ce6" office:value-type="string" calcext:value-type="string">
            <text:p>touch unstagetextcheck.txt</text:p>
          </table:table-cell>
          <table:table-cell table:style-name="ce6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Commit the files </text:p>
          </table:table-cell>
          <table:table-cell table:style-name="ce6" office:value-type="string" calcext:value-type="string">
            <text:p>git commit -m"Github exercise-in progress first commit complte-8-7-2015" GithubExercise.ods </text:p>
          </table:table-cell>
          <table:table-cell table:style-name="ce6"/>
          <table:table-cell table:style-name="ce10" table:number-columns-repeated="1021"/>
        </table:table-row>
        <table:table-row table:style-name="ro4">
          <table:table-cell table:style-name="ce2" office:value-type="string" calcext:value-type="string">
            <text:p>- Add a remote </text:p>
          </table:table-cell>
          <table:table-cell table:style-name="ce6" office:value-type="string" calcext:value-type="string">
            <text:p>git remote add linuxFirst git@github.com:Richakumari24/Ttnd_Exercise.git</text:p>
            <text:p/>
          </table:table-cell>
          <table:table-cell table:style-name="ce6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Undo changes to a particular file </text:p>
          </table:table-cell>
          <table:table-cell table:style-name="ce6" office:value-type="string" calcext:value-type="string">
            <text:p>open file using vim and some change.-&gt;again run add and commit cmd </text:p>
          </table:table-cell>
          <table:table-cell table:style-name="ce6"/>
          <table:table-cell table:style-name="ce10" table:number-columns-repeated="1021"/>
        </table:table-row>
        <table:table-row table:style-name="ro5">
          <table:table-cell table:style-name="ce2" office:value-type="string" calcext:value-type="string">
            <text:p>- Push changes to Github </text:p>
          </table:table-cell>
          <table:table-cell table:style-name="ce6" office:value-type="string" calcext:value-type="string">
            <text:p>git push --set-upstream git@github.com:Richakumari24/Ttnd_Exercise.git master</text:p>
            <text:p>or</text:p>
            <text:p/>
            <text:p>git push  <text:a xlink:href="mailto:git@github.com" xlink:type="simple">git@github.com</text:a>:Richakumari24/Ttnd_Exercise.git</text:p>
          </table:table-cell>
          <table:table-cell table:style-name="ce6"/>
          <table:table-cell table:style-name="ce10" table:number-columns-repeated="1021"/>
        </table:table-row>
        <table:table-row table:style-name="ro6">
          <table:table-cell table:style-name="ce2" office:value-type="string" calcext:value-type="string">
            <text:p>- Clone the repository </text:p>
          </table:table-cell>
          <table:table-cell table:style-name="ce6" office:value-type="string" calcext:value-type="string">
            <text:p>switch to another directory -&gt; git clone <text:a xlink:href="mailto:git@github.com" xlink:type="simple">git@github.com</text:a>:Richakumari24/Ttnd_Exercise.git</text:p>
          </table:table-cell>
          <table:table-cell table:style-name="ce6"/>
          <table:table-cell table:style-name="ce10" table:number-columns-repeated="1021"/>
        </table:table-row>
        <table:table-row table:style-name="ro7">
          <table:table-cell table:style-name="ce2" office:value-type="string" calcext:value-type="string">
            <text:p>- Add changes to one of the copies and pull the changes in the other. </text:p>
          </table:table-cell>
          <table:table-cell table:style-name="ce7" office:value-type="string" calcext:value-type="string">
            <text:p>git pull <text:a xlink:href="mailto:git@github.com" xlink:type="simple">git@github.com</text:a>:Richakumari24/Ttnd_Exercise.git</text:p>
          </table:table-cell>
          <table:table-cell table:style-name="ce6"/>
          <table:table-cell table:style-name="ce10" table:number-columns-repeated="1021"/>
        </table:table-row>
        <table:table-row table:style-name="ro5">
          <table:table-cell table:style-name="ce2" office:value-type="string" calcext:value-type="string">
            <text:p>- Add changes to both repos, try to push from both without taking a pull. </text:p>
          </table:table-cell>
          <table:table-cell table:style-name="ce6" office:value-type="string" calcext:value-type="string">
            <text:p><text:span text:style-name="T1">git push --set-upstream git@github.com:Richakumari24/Ttnd_Exercise.git master</text:span></text:p>
            <text:p><text:span text:style-name="T1">or</text:span></text:p>
            <text:p/>
            <text:p><text:span text:style-name="T1">git push  </text:span><text:span text:style-name="T1"><text:a xlink:href="mailto:git@github.com" xlink:type="simple">git@github.com</text:a></text:span><text:span text:style-name="T1">:Richakumari24/Ttnd_Exercise.git</text:span></text:p>
          </table:table-cell>
          <table:table-cell table:style-name="ce6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Check differences between a file and its staged version </text:p>
          </table:table-cell>
          <table:table-cell table:style-name="ce8" office:value-type="string" calcext:value-type="string">
            <text:p>git diff --cached – unstagetextcheck.txt</text:p>
          </table:table-cell>
          <table:table-cell table:style-name="ce6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Ignore a few files to be checked in </text:p>
          </table:table-cell>
          <table:table-cell table:style-name="ce6" office:value-type="string" calcext:value-type="string">
            <text:p>touch .gitignore <text:s text:c="2"/>then -&gt; <text:s/>echo uncommitedfile.txt&gt;&gt; .gitignore</text:p>
          </table:table-cell>
          <table:table-cell table:style-name="ce6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Ignore already committed files 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8">
          <table:table-cell table:style-name="ce2" office:value-type="string" calcext:value-type="string">
            <text:p>- Create a new branch. Diverge them with commits 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Creating tags, pushing them and checking out 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7">
          <table:table-cell table:style-name="ce2" office:value-type="string" calcext:value-type="string">
            <text:p>- Edit the same file at the same line on both branches and commit </text:p>
          </table:table-cell>
          <table:table-cell table:number-columns-repeated="1023"/>
        </table:table-row>
        <table:table-row table:style-name="ro9">
          <table:table-cell table:style-name="ce2" office:value-type="string" calcext:value-type="string">
            <text:p>- Try merging and resolve merge conflicts </text:p>
          </table:table-cell>
          <table:table-cell table:number-columns-repeated="1023"/>
        </table:table-row>
        <table:table-row table:style-name="ro9">
          <table:table-cell table:style-name="ce2" office:value-type="string" calcext:value-type="string">
            <text:p>- Stash the changes and pop them</text:p>
          </table:table-cell>
          <table:table-cell table:number-columns-repeated="1023"/>
        </table:table-row>
        <table:table-row table:style-name="ro10" table:number-rows-repeated="104855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/00/0000</text:date>, <text:time style:data-style-name="N2" text:time-value="10:27:05.9322079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00:36:18.025352858</meta:creation-date>
    <dc:date>2015-07-08T10:48:23.043806185</dc:date>
    <meta:editing-duration>PT1H17M35S</meta:editing-duration>
    <meta:editing-cycles>35</meta:editing-cycles>
    <meta:generator>LibreOffice/4.4.2.2$Linux_X86_64 LibreOffice_project/40m0$Build-2</meta:generator>
    <meta:document-statistic meta:table-count="1" meta:cell-count="35" meta:object-count="0"/>
  </office:meta>
</office:document-meta>
</file>